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fo:margin-left="0.011cm" fo:margin-right="0.083cm" fo:margin-top="0cm" fo:margin-bottom="0cm" style:page-number="auto" table:align="margins"/>
    </style:style>
    <style:style style:name="Table1.A" style:family="table-column">
      <style:table-column-properties style:column-width="2.355cm" style:rel-column-width="9127*"/>
    </style:style>
    <style:style style:name="Table1.B" style:family="table-column">
      <style:table-column-properties style:column-width="0.529cm" style:rel-column-width="2051*"/>
    </style:style>
    <style:style style:name="Table1.C" style:family="table-column">
      <style:table-column-properties style:column-width="0.767cm" style:rel-column-width="2974*"/>
    </style:style>
    <style:style style:name="Table1.D" style:family="table-column">
      <style:table-column-properties style:column-width="4.422cm" style:rel-column-width="17140*"/>
    </style:style>
    <style:style style:name="Table1.E" style:family="table-column">
      <style:table-column-properties style:column-width="0.579cm" style:rel-column-width="2242*"/>
    </style:style>
    <style:style style:name="Table1.F" style:family="table-column">
      <style:table-column-properties style:column-width="0.582cm" style:rel-column-width="2256*"/>
    </style:style>
    <style:style style:name="Table1.G" style:family="table-column">
      <style:table-column-properties style:column-width="0.688cm" style:rel-column-width="2666*"/>
    </style:style>
    <style:style style:name="Table1.H" style:family="table-column">
      <style:table-column-properties style:column-width="4.577cm" style:rel-column-width="17742*"/>
    </style:style>
    <style:style style:name="Table1.I" style:family="table-column">
      <style:table-column-properties style:column-width="2.409cm" style:rel-column-width="9337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cm" fo:margin-top="0cm" fo:margin-bottom="0cm" table:align="margins" style:shadow="none"/>
    </style:style>
    <style:style style:name="Table2.A" style:family="table-column">
      <style:table-column-properties style:column-width="2.91cm" style:rel-column-width="1650*"/>
    </style:style>
    <style:style style:name="Table2.B" style:family="table-column">
      <style:table-column-properties style:column-width="0.852cm" style:rel-column-width="483*"/>
    </style:style>
    <style:style style:name="Table2.C" style:family="table-column">
      <style:table-column-properties style:column-width="13.238cm" style:rel-column-width="7505*"/>
    </style:style>
    <style:style style:name="Table2.A1" style:family="table-cell">
      <style:table-cell-properties fo:padding="0.049cm" fo:border="none"/>
    </style:style>
    <style:style style:name="Table3" style:family="table">
      <style:table-properties style:width="17cm" fo:margin-top="0cm" fo:margin-bottom="0cm" table:align="margins" style:shadow="none" style:may-break-between-rows="false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Normal">
      <style:paragraph-properties fo:margin-top="0cm" fo:margin-bottom="0cm"/>
    </style:style>
    <style:style style:name="P9" style:family="paragraph" style:parent-style-name="Normal">
      <style:paragraph-properties fo:margin-top="0cm" fo:margin-bottom="0cm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1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Table_20_Contents">
      <style:text-properties style:font-name="Tahoma" style:font-name-complex="Tahoma"/>
    </style:style>
    <style:style style:name="P16" style:family="paragraph" style:parent-style-name="Table_20_Contents">
      <style:paragraph-properties fo:margin-top="0cm" fo:margin-bottom="0cm"/>
    </style:style>
    <style:style style:name="P17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P18" style:family="paragraph" style:parent-style-name="Table_20_Contents">
      <style:paragraph-properties fo:margin-top="0cm" fo:margin-bottom="0cm"/>
      <style:text-properties style:font-name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table:number-columns-spanned="8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35</text:p>
          </table:table-cell>
        </table:table-row>
        <table:table-row>
          <table:table-cell table:style-name="Table1.A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">Nomo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no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3">Sifat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Biasa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Lampir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lampiran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>
          <table:table-cell table:style-name="Table1.A1" office:value-type="string">
            <text:p text:style-name="P3">Perih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rihal_surat}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6">KEPADA YTH.</text:p>
            <text:p text:style-name="P6">KEPALA KEJAKSAAN TINGGI</text:p>
            <text:p text:style-name="P6">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14" table:number-columns-spanned="2" office:value-type="string">
            <text:p text:style-name="P3"/>
          </table:table-cell>
          <table:covered-table-cell/>
          <table:table-cell table:style-name="Table1.A1" table:number-columns-spanned="7" office:value-type="string">
            <text:p text:style-name="P4"><text:s text:c="6"/>Sehubungan penuntutan perkara tindak pidana {isi1} atas nama terdakwa {isi2} berdasarkan Surat Perintah Penunjukan Jaksa Penuntut Umum dari Kepala {nama_satker} tanggal {isi3} nomor {isi4} dengan ini dilaporkan sebagai berikut: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table:number-rows-spanned="10" office:value-type="string">
            <text:p text:style-name="P4">1.</text:p>
          </table:table-cell>
          <table:table-cell table:style-name="Table1.A1" table:number-columns-spanned="6" office:value-type="string">
            <text:p text:style-name="P4">Identitas Terdakwa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Nama Lengkap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nama_tersangk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Tempat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tempat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Umur/ Tanggal Lahir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umur} / {tgl_lahir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Jenis Kelami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jenis_kelami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Kebangsaan/ Kewarganegar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kewarganegar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Tempat Tinggal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lamat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Agama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agama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Pekerja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kerja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office:value-type="string">
            <text:p text:style-name="P3">Pendidikan</text:p>
          </table:table-cell>
          <table:table-cell table:style-name="Table1.A1" office:value-type="string">
            <text:p text:style-name="P3">:</text:p>
          </table:table-cell>
          <table:table-cell table:style-name="Table1.A1" table:number-columns-spanned="4" office:value-type="string">
            <text:p text:style-name="P3">{pendidikan}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4"/>
            <text:p text:style-name="P4">2.</text:p>
          </table:table-cell>
          <table:table-cell table:style-name="Table1.A1" table:number-columns-spanned="6" office:value-type="string">
            <text:p text:style-name="P4"/>
            <text:p text:style-name="P4">Kasus Posis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6" office:value-type="string">
            <text:p text:style-name="P4">{isi5}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4"/>
            <text:p text:style-name="P4">3.</text:p>
          </table:table-cell>
          <table:table-cell table:style-name="Table1.A1" table:number-columns-spanned="6" office:value-type="string">
            <text:p text:style-name="P4"/>
            <text:p text:style-name="P4">Berdasarkan Surat Pelimpahan Perkara Kepala {nama_satker} Nomor {isi6} tanggal {isi7} berkas perkara telah dilimpahkan ke Pengadilan Negeri {isi8} dengan dakwaan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9">[!-- BEGIN Dakwaan --]</text:p>
          </table:table-cell>
          <table:table-cell table:style-name="Table2.A1" office:value-type="string">
            <text:p text:style-name="P18">{isidetail}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3">[!-- END Dakwaan --]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P3"><text:s text:c="22"/>Demikian untuk menjadi maklum dan seperlunya.</text:p>
      <text:p text:style-name="P3"/>
      <table:table table:name="Table3" table:style-name="Table3">
        <table:table-column table:style-name="Table3.A" table:number-columns-repeated="2"/>
        <text:soft-page-break/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5">KEPALA {nama_satker}</text:p>
          </table:table-cell>
        </table:table-row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5"/>
            <text:p text:style-name="P5"/>
            <text:p text:style-name="P5"/>
          </table:table-cell>
        </table:table-row>
        <table:table-row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5">{nama_ttd}</text:p>
            <text:p text:style-name="P5">{pangkat_ttd}/ NIP. {nip_ttd}</text:p>
          </table:table-cell>
        </table:table-row>
      </table:table>
      <text:p text:style-name="P9"/>
      <text:p text:style-name="P9">Tembusan: [!-- BEGIN tembusan --]</text:p>
      <text:p text:style-name="P3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9T05:32:33.33</dc:date>
    <meta:editing-cycles>44</meta:editing-cycles>
    <meta:editing-duration>PT2H12M11S</meta:editing-duration>
    <meta:document-statistic meta:table-count="3" meta:image-count="0" meta:object-count="0" meta:page-count="2" meta:paragraph-count="64" meta:word-count="152" meta:character-count="1124"/>
    <meta:template xlink:type="simple" xlink:actuate="onRequest" xlink:title="" xlink:href="Normal.dotm"/>
  </office:meta>
</office:document-meta>
</file>